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a5cc" officeooo:paragraph-rsid="0017a5cc"/>
    </style:style>
    <style:style style:name="P2" style:family="paragraph" style:parent-style-name="Standard">
      <style:text-properties officeooo:rsid="0017a5cc" officeooo:paragraph-rsid="0017cb86"/>
    </style:style>
    <style:style style:name="P3" style:family="paragraph" style:parent-style-name="Standard">
      <style:text-properties officeooo:paragraph-rsid="0017a5cc"/>
    </style:style>
    <style:style style:name="T1" style:family="text">
      <style:text-properties officeooo:rsid="0017a5cc"/>
    </style:style>
    <style:style style:name="T2" style:family="text">
      <style:text-properties officeooo:rsid="0017cb86"/>
    </style:style>
    <style:style style:name="T3" style:family="text">
      <style:text-properties officeooo:rsid="00189a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nt a Car</text:p>
      <text:p text:style-name="P1"/>
      <text:p text:style-name="P1"/>
      <text:p text:style-name="P1">Projectleider dhr. Halvers</text:p>
      <text:p text:style-name="P1"/>
      <text:p text:style-name="P3"><text:span text:style-name="T1">Opdrachtgever dhr. P. Jansen heeft </text:span>kortgeleden het autoverhuurbedrijf Rent-a-Car gekocht. Dit bedrijf heeft een hoge potentie. <text:span text:style-name="T3">Hij</text:span> legt de lat voor service en kwaliteit hoog. Om dat te bereiken is een eerste stap om een nieuwe website te maken om de service voor de klanten te verbeteren. </text:p>
      <text:p text:style-name="P1"/>
      <text:p text:style-name="P1">Dhr, Jansen wil een nieuwe website die een zakelijke uitstraling heeft, maar wel uitnodigend is voor de klanten. </text:p>
      <text:p text:style-name="P1"/>
      <text:p text:style-name="P1">De hoofdpagina moet wat initiële informatie bevatten over het bedrijf, bijvoorbeeld een wervende tekst, waarin de voordelen genoemd worden om een auto bij Rent-a-Car te huren. Dat alles moet verfraaid worden met een paar foto’s van de mooiste huurauto’s van Rent-a-Car. </text:p>
      <text:p text:style-name="P1"/>
      <text:p text:style-name="P1">Op de hoofdpagina dienen ook het telefoonnummer en het adres te staan van de locatie waar de auto’s gehuurd kunnen worden. </text:p>
      <text:p text:style-name="P1"/>
      <text:p text:style-name="P1">Op de contactpagina komen andere contactgegevens te staan, zoals het postadres en het adres van het kantoor. </text:p>
      <text:p text:style-name="P2">Klanten moeten zich op de website kunnen registreren. Zij moeten een auto voor een bepaalde periode kunnen huren. De klant moet de factuur kunnen opvragen en eventueel afdrukken, zodat hij meteen weet hoeveel hij moet betalen. </text:p>
      <text:p text:style-name="P2"/>
      <text:p text:style-name="P2">Volgens Dhr, Jansen wordt een zakelijke uitstraling op de website bereikt door veel gebruik te maken van de kleuren wit en blauw. <text:s/>Verder dient de site vooral op de klant gericht te zijn. Deze dient zo snel en zo goed als mogelijk geholpen te worden. </text:p>
      <text:p text:style-name="P2"/>
      <text:p text:style-name="P2">Klanten kunnen via de webapplicatie auto’s huren. Daarom mag de applicatie niet vastlopen en dient deze altijd voor de klant benaderbaar te zijn </text:p>
      <text:p text:style-name="P1"/>
      <text:p text:style-name="P1">Medewerkers die auto’s uitgeven, moeten een lijst met reserveringen kunnen uitdraaien om te weten welke klanten welke auto’s komen halen. De medewerkers kunnen dan de auto’s alvast klaarzetten voor de klant, zodat deze zo snel mogelijk met de auto kan wegrijden. Ook dat is service aan de kla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3:53:49.673000000</meta:creation-date>
    <dc:date>2020-11-09T14:30:01.585000000</dc:date>
    <meta:editing-duration>PT54S</meta:editing-duration>
    <meta:editing-cycles>1</meta:editing-cycles>
    <meta:document-statistic meta:table-count="0" meta:image-count="0" meta:object-count="0" meta:page-count="1" meta:paragraph-count="11" meta:word-count="302" meta:character-count="1859" meta:non-whitespace-character-count="1558"/>
    <meta:generator>LibreOffice/6.2.4.2$Windows_X86_64 LibreOffice_project/2412653d852ce75f65fbfa83fb7e7b669a126d64</meta:generator>
  </office:meta>
</office:document-meta>
</file>